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
      <text:list-level-style-bullet text:level="1" text:style-name="WW_CharLFO3LVL1" text:bullet-char="-">
        <style:list-level-properties text:space-before="0.25in" text:min-label-width="0.25in"/>
        <style:text-properties style:font-name="Segoe U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egoe U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margin-bottom="0in"/>
      <style:text-properties style:font-name="Times New Roman" fo:font-weight="bold" style:font-weight-asian="bold" fo:font-size="16pt" style:font-size-asian="16pt" style:font-size-complex="16pt" style:language-asian="ro" style:country-asian="RO"/>
    </style:style>
    <style:style style:name="P3" style:parent-style-name="Normal" style:family="paragraph">
      <style:paragraph-properties fo:text-align="justify" fo:margin-bottom="0in"/>
      <style:text-properties style:font-name="Times New Roman" fo:font-weight="bold" style:font-weight-asian="bold" fo:font-size="16pt" style:font-size-asian="16pt" style:font-size-complex="16pt" style:language-asian="ro" style:country-asian="RO"/>
    </style:style>
    <style:style style:name="P4" style:parent-style-name="Normal" style:family="paragraph">
      <style:paragraph-properties fo:text-align="justify" fo:margin-bottom="0in"/>
      <style:text-properties style:font-name="Times New Roman" fo:font-weight="bold" style:font-weight-asian="bold" fo:font-size="22pt" style:font-size-asian="22pt" style:font-size-complex="22pt"/>
    </style:style>
    <style:style style:name="P5" style:parent-style-name="Normal" style:family="paragraph">
      <style:paragraph-properties fo:text-align="justify" fo:margin-bottom="0in"/>
      <style:text-properties style:font-name="Times New Roman" fo:font-weight="bold" style:font-weight-asian="bold" fo:font-size="22pt" style:font-size-asian="22pt" style:font-size-complex="22pt"/>
    </style:style>
    <style:style style:name="P6" style:parent-style-name="Normal" style:family="paragraph">
      <style:paragraph-properties fo:text-align="justify" fo:margin-bottom="0in"/>
      <style:text-properties style:font-name="Times New Roman" fo:font-weight="bold" style:font-weight-asian="bold" fo:font-size="22pt" style:font-size-asian="22pt" style:font-size-complex="22pt"/>
    </style:style>
    <style:style style:name="P7" style:parent-style-name="Normal" style:family="paragraph">
      <style:paragraph-properties fo:text-align="justify" fo:margin-bottom="0in"/>
      <style:text-properties style:font-name="Times New Roman" fo:font-weight="bold" style:font-weight-asian="bold" fo:font-size="22pt" style:font-size-asian="22pt" style:font-size-complex="22pt"/>
    </style:style>
    <style:style style:name="P8" style:parent-style-name="Normal" style:family="paragraph">
      <style:paragraph-properties fo:text-align="justify" fo:margin-bottom="0in"/>
      <style:text-properties style:font-name="Times New Roman" fo:font-weight="bold" style:font-weight-asian="bold" fo:font-size="14pt" style:font-size-asian="14pt" style:font-size-complex="22pt"/>
    </style:style>
    <style:style style:name="P9" style:parent-style-name="Normal" style:family="paragraph">
      <style:paragraph-properties fo:text-align="justify" fo:margin-bottom="0in"/>
      <style:text-properties style:font-name="Times New Roman" fo:font-weight="bold" style:font-weight-asian="bold" fo:font-size="22pt" style:font-size-asian="22pt" style:font-size-complex="22pt"/>
    </style:style>
    <style:style style:name="P10" style:parent-style-name="Normal" style:family="paragraph">
      <style:paragraph-properties fo:text-align="center" fo:margin-bottom="0in"/>
    </style:style>
    <style:style style:name="T11" style:parent-style-name="DefaultParagraphFont" style:family="text">
      <style:text-properties style:font-name="Times New Roman" fo:font-weight="bold" style:font-weight-asian="bold" fo:font-size="28pt" style:font-size-asian="28pt" style:font-size-complex="28pt"/>
    </style:style>
    <style:style style:name="P12"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3"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4"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5"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6"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7"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8"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19"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0"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1"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2"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3"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4" style:parent-style-name="Normal" style:family="paragraph">
      <style:paragraph-properties fo:text-align="justify" fo:margin-bottom="0in"/>
      <style:text-properties style:font-name="Times New Roman" fo:font-weight="bold" style:font-weight-asian="bold" fo:font-size="18pt" style:font-size-asian="18pt" style:font-size-complex="12pt"/>
    </style:style>
    <style:style style:name="P25"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26"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27"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28"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29"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30"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31"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32" style:parent-style-name="Normal" style:family="paragraph">
      <style:paragraph-properties fo:text-align="end" fo:margin-bottom="0in" fo:line-height="100%" fo:margin-left="3.9298in" fo:text-indent="-3.9298in">
        <style:tab-stops/>
      </style:paragraph-properties>
      <style:text-properties style:font-name="Times New Roman" fo:font-weight="bold" style:font-weight-asian="bold" fo:font-size="18pt" style:font-size-asian="18pt" style:font-size-complex="12pt"/>
    </style:style>
    <style:style style:name="P33" style:parent-style-name="Normal" style:family="paragraph">
      <style:paragraph-properties fo:text-align="justify" fo:margin-bottom="0in" fo:line-height="150%"/>
      <style:text-properties style:font-name="Times New Roman" fo:font-weight="bold" style:font-weight-asian="bold" fo:font-size="20pt" style:font-size-asian="20pt" style:font-size-complex="18pt"/>
    </style:style>
    <style:style style:name="P34"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2pt"/>
    </style:style>
    <style:style style:name="P35"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2pt"/>
    </style:style>
    <style:style style:name="P36"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2pt"/>
    </style:style>
    <style:style style:name="P37"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2pt"/>
    </style:style>
    <style:style style:name="P38"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2pt"/>
    </style:style>
    <style:style style:name="P39" style:parent-style-name="ListParagraph" style:family="paragraph">
      <style:paragraph-properties style:text-autospace="none" fo:text-align="justify" fo:margin-bottom="0in" fo:line-height="150%"/>
      <style:text-properties style:font-name="Times New Roman" fo:font-weight="bold" style:font-weight-asian="bold" fo:font-size="16pt" style:font-size-asian="16pt" style:font-size-complex="18pt"/>
    </style:style>
    <style:style style:name="P40"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8pt"/>
    </style:style>
    <style:style style:name="P41" style:parent-style-name="ListParagraph" style:family="paragraph">
      <style:paragraph-properties fo:text-align="justify" fo:margin-bottom="0in" fo:line-height="150%"/>
      <style:text-properties style:font-name="Times New Roman" fo:font-weight="bold" style:font-weight-asian="bold" fo:font-size="16pt" style:font-size-asian="16pt" style:font-size-complex="18pt"/>
    </style:style>
    <style:style style:name="P42"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3"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4"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5"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6"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7"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8"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49"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0"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1"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2"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3"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4"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5"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6"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7"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8"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59"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60"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61"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2pt"/>
    </style:style>
    <style:style style:name="P62" style:parent-style-name="Normal" style:family="paragraph">
      <style:paragraph-properties fo:text-align="justify" fo:margin-bottom="0in" fo:line-height="150%"/>
      <style:text-properties style:font-name="Times New Roman" fo:font-weight="bold" style:font-weight-asian="bold" fo:font-size="12pt" style:font-size-asian="12pt" style:font-size-complex="12pt"/>
    </style:style>
    <style:style style:name="P63" style:parent-style-name="Normal" style:family="paragraph">
      <style:paragraph-properties fo:text-align="justify" fo:margin-bottom="0in" fo:line-height="150%" fo:text-indent="0.25in"/>
    </style:style>
    <style:style style:name="T64" style:parent-style-name="DefaultParagraphFont" style:family="text">
      <style:text-properties style:font-name="Times New Roman" fo:font-weight="bold" style:font-weight-asian="bold"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P68" style:parent-style-name="Normal" style:family="paragraph">
      <style:paragraph-properties fo:text-align="justify" fo:margin-bottom="0in" fo:line-height="150%" fo:text-indent="0.25in"/>
    </style:style>
    <style:style style:name="P69"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70"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71"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72" style:parent-style-name="ListParagraph" style:family="paragraph">
      <style:paragraph-properties fo:text-align="justify" fo:margin-bottom="0in" fo:line-height="150%" fo:margin-left="0in">
        <style:tab-stops/>
      </style:paragraph-properties>
    </style:style>
    <style:style style:name="T73" style:parent-style-name="DefaultParagraphFont" style:family="text">
      <style:text-properties style:font-name="Times New Roman" fo:font-weight="bold" style:font-weight-asian="bold" fo:font-size="16pt" style:font-size-asian="16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Normal" style:family="paragraph">
      <style:paragraph-properties fo:text-align="justify" fo:margin-bottom="0in" fo:line-height="150%"/>
      <style:text-properties style:font-name="Times New Roman" fo:font-size="12pt" style:font-size-asian="12pt" style:font-size-complex="12pt"/>
    </style:style>
    <style:style style:name="P76" style:parent-style-name="Normal" style:family="paragraph">
      <style:paragraph-properties fo:text-align="justify" fo:margin-bottom="0in" fo:line-height="150%"/>
      <style:text-properties style:font-name="Times New Roman" fo:font-size="12pt" style:font-size-asian="12pt" style:font-size-complex="12pt"/>
    </style:style>
    <style:style style:name="P77" style:parent-style-name="Normal" style:family="paragraph">
      <style:paragraph-properties fo:text-align="justify" fo:margin-bottom="0in" fo:line-height="150%"/>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style:style>
    <style:style style:name="P82" style:parent-style-name="Normal" style:family="paragraph">
      <style:paragraph-properties fo:text-align="justify" fo:margin-bottom="0in" fo:line-height="150%"/>
      <style:text-properties style:font-name="Times New Roman" fo:font-size="12pt" style:font-size-asian="12pt" style:font-size-complex="12pt"/>
    </style:style>
    <style:style style:name="P83"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4"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5"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6"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7"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8"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89"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90"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91"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2pt"/>
    </style:style>
    <style:style style:name="P92" style:parent-style-name="ListParagraph" style:family="paragraph">
      <style:paragraph-properties fo:text-align="justify" fo:margin-bottom="0in" fo:line-height="150%" fo:margin-left="0in">
        <style:tab-stops/>
      </style:paragraph-properties>
    </style:style>
    <style:style style:name="T93" style:parent-style-name="DefaultParagraphFont" style:family="text">
      <style:text-properties style:font-name="Times New Roman" fo:font-weight="bold" style:font-weight-asian="bold" fo:font-size="16pt" style:font-size-asian="16pt" style:font-size-complex="12pt"/>
    </style:style>
    <style:style style:name="P94" style:parent-style-name="ListParagraph" style:family="paragraph">
      <style:paragraph-properties fo:text-align="justify" fo:margin-bottom="0in" fo:line-height="150%" fo:margin-left="0in">
        <style:tab-stops/>
      </style:paragraph-properties>
    </style:style>
    <style:style style:name="T95" style:parent-style-name="DefaultParagraphFont" style:family="text">
      <style:text-properties style:font-name="Times New Roman" fo:font-weight="bold" style:font-weight-asian="bold" fo:font-size="16pt" style:font-size-asian="16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P98"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99"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0"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1"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2"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3"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4" style:parent-style-name="Normal" style:family="paragraph">
      <style:paragraph-properties fo:text-align="justify" fo:margin-bottom="0in" fo:line-height="150%" fo:text-indent="0.25in"/>
      <style:text-properties style:font-name="Times New Roman" fo:font-size="12pt" style:font-size-asian="12pt" style:font-size-complex="12pt"/>
    </style:style>
    <style:style style:name="P105"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2pt"/>
    </style:style>
    <style:style style:name="P106"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07"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08"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09"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0"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1"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2"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3"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4"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15"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16"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17"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18"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19"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20"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21"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22"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23"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2pt"/>
    </style:style>
    <style:style style:name="P124"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2pt"/>
    </style:style>
    <style:style style:name="P125"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26"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27"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28"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29"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30"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31"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32"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style:style>
    <style:style style:name="P133" style:parent-style-name="ListParagraph" style:family="paragraph">
      <style:paragraph-properties style:text-autospace="none" fo:text-align="justify" fo:margin-bottom="0in" fo:line-height="150%" fo:margin-left="0in">
        <style:tab-stops/>
      </style:paragraph-properties>
      <style:text-properties style:font-name="Times New Roman" fo:font-weight="bold" style:font-weight-asian="bold" fo:font-size="16pt" style:font-size-asian="16pt" style:font-size-complex="18pt"/>
    </style:style>
    <style:style style:name="P134" style:parent-style-name="ListParagraph" style:family="paragraph">
      <style:paragraph-properties style:text-autospace="none" fo:text-align="justify" fo:margin-bottom="0in" fo:line-height="150%" fo:margin-left="0in">
        <style:tab-stops/>
      </style:paragraph-properties>
      <style:text-properties style:font-name="Times New Roman" fo:font-weight="bold" style:font-weight-asian="bold" fo:font-size="12pt" style:font-size-asian="12pt" style:font-size-complex="18pt"/>
    </style:style>
    <style:style style:name="P135" style:parent-style-name="Normal" style:family="paragraph">
      <style:paragraph-properties style:text-autospace="none" fo:text-align="justify" fo:margin-bottom="0in" fo:line-height="150%"/>
      <style:text-properties style:font-name="Times New Roman" fo:font-size="12pt" style:font-size-asian="12pt" style:font-size-complex="12pt"/>
    </style:style>
    <style:style style:name="P136" style:parent-style-name="ListParagraph" style:family="paragraph">
      <style:paragraph-properties style:text-autospace="none" fo:text-align="justify" fo:margin-bottom="0in" fo:line-height="150%"/>
      <style:text-properties style:font-name="Times New Roman" fo:font-size="12pt" style:font-size-asian="12pt" style:font-size-complex="12pt"/>
    </style:style>
    <style:style style:name="P137" style:parent-style-name="ListParagraph" style:family="paragraph">
      <style:paragraph-properties style:text-autospace="none" fo:text-align="justify" fo:margin-bottom="0in" fo:line-height="150%"/>
      <style:text-properties style:font-name="Times New Roman" fo:font-size="12pt" style:font-size-asian="12pt" style:font-size-complex="12pt"/>
    </style:style>
    <style:style style:name="P138" style:parent-style-name="ListParagraph" style:family="paragraph">
      <style:paragraph-properties style:text-autospace="none" fo:text-align="justify" fo:margin-bottom="0in" fo:line-height="150%"/>
      <style:text-properties style:font-name="Times New Roman" fo:font-size="12pt" style:font-size-asian="12pt" style:font-size-complex="12pt"/>
    </style:style>
    <style:style style:name="P139" style:parent-style-name="Normal" style:family="paragraph">
      <style:paragraph-properties style:text-autospace="none" fo:text-align="justify" fo:margin-bottom="0in" fo:line-height="150%"/>
      <style:text-properties style:font-name="Times New Roman" fo:font-size="12pt" style:font-size-asian="12pt" style:font-size-complex="12pt"/>
    </style:style>
    <style:style style:name="P140"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8pt"/>
    </style:style>
    <style:style style:name="P141"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8pt"/>
    </style:style>
    <style:style style:name="P142" style:parent-style-name="Normal" style:family="paragraph">
      <style:paragraph-properties fo:text-align="justify" fo:margin-bottom="0in" fo:line-height="150%"/>
      <style:text-properties style:font-name="Times New Roman" fo:font-size="12pt" style:font-size-asian="12pt" style:font-size-complex="12pt"/>
    </style:style>
    <style:style style:name="P143" style:parent-style-name="Normal" style:family="paragraph">
      <style:paragraph-properties fo:text-align="justify" fo:margin-bottom="0in" fo:line-height="150%"/>
      <style:text-properties style:font-name="Times New Roman" fo:font-size="12pt" style:font-size-asian="12pt" style:font-size-complex="12pt"/>
    </style:style>
    <style:style style:name="P144" style:parent-style-name="Normal" style:family="paragraph">
      <style:paragraph-properties fo:text-align="justify" fo:margin-bottom="0in" fo:line-height="150%"/>
      <style:text-properties style:font-name="Times New Roman" fo:font-size="12pt" style:font-size-asian="12pt" style:font-size-complex="12pt"/>
    </style:style>
    <style:style style:name="P145" style:parent-style-name="Normal" style:family="paragraph">
      <style:paragraph-properties fo:text-align="justify" fo:margin-bottom="0in" fo:line-height="150%"/>
      <style:text-properties style:font-name="Times New Roman" fo:font-weight="bold" style:font-weight-asian="bold" fo:font-size="18pt" style:font-size-asian="18pt" style:font-size-complex="18pt"/>
    </style:style>
    <style:style style:name="P146"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6pt" style:font-size-asian="16pt" style:font-size-complex="18pt"/>
    </style:style>
    <style:style style:name="P147"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fo:font-size="12pt" style:font-size-asian="12pt" style:font-size-complex="18pt"/>
    </style:style>
    <style:style style:name="P148" style:parent-style-name="ListParagraph" style:family="paragraph">
      <style:paragraph-properties fo:text-align="justify" fo:margin-bottom="0in" fo:line-height="150%" fo:margin-left="0in">
        <style:tab-stops/>
      </style:paragraph-properties>
    </style:style>
    <style:style style:name="T149" style:parent-style-name="DefaultParagraphFont" style:family="text">
      <style:text-properties style:font-name="Times New Roman"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P151" style:parent-style-name="ListParagraph" style:family="paragraph">
      <style:paragraph-properties fo:text-align="justify" fo:margin-bottom="0in" fo:line-height="150%" fo:margin-left="0in">
        <style:tab-stops/>
      </style:paragraph-properties>
    </style:style>
    <style:style style:name="T152" style:parent-style-name="DefaultParagraphFont" style:family="text">
      <style:text-properties style:font-name="Times New Roman" fo:font-size="12pt" style:font-size-asian="12pt" style:font-size-complex="12pt"/>
    </style:style>
    <style:style style:name="P153" style:parent-style-name="ListParagraph" style:family="paragraph">
      <style:paragraph-properties fo:text-align="justify" fo:margin-bottom="0in" fo:line-height="150%" fo:margin-left="0in">
        <style:tab-stops/>
      </style:paragraph-properties>
    </style:style>
    <style:style style:name="T154" style:parent-style-name="DefaultParagraphFont" style:family="text">
      <style:text-properties style:font-name="Times New Roman" style:font-style-complex="italic" fo:color="#222222" fo:font-size="12pt" style:font-size-asian="12pt" style:font-size-complex="12pt"/>
    </style:style>
    <style:style style:name="T155" style:parent-style-name="DefaultParagraphFont" style:family="text">
      <style:text-properties style:font-name="Times New Roman" style:font-style-complex="italic" fo:font-size="12pt" style:font-size-asian="12pt" style:font-size-complex="12pt"/>
    </style:style>
    <style:style style:name="P156" style:parent-style-name="ListParagraph" style:family="paragraph">
      <style:paragraph-properties fo:text-align="justify" fo:margin-bottom="0in" fo:line-height="150%" fo:margin-left="0in">
        <style:tab-stops/>
      </style:paragraph-properties>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style:font-style-complex="italic" fo:font-size="12pt" style:font-size-asian="12pt" style:font-size-complex="12pt"/>
    </style:style>
    <style:style style:name="P159" style:parent-style-name="Normal" style:family="paragraph">
      <style:paragraph-properties fo:line-height="200%" fo:margin-left="0.25in" fo:background-color="#FFFFFF">
        <style:tab-stops/>
      </style:paragraph-properties>
    </style:style>
    <style:style style:name="T160" style:parent-style-name="DefaultParagraphFont" style:family="text">
      <style:text-properties style:font-name="Times New Roman" style:font-style-complex="italic" fo:color="#222222" fo:font-size="12pt" style:font-size-asian="12pt" style:font-size-complex="12pt"/>
    </style:style>
    <style:style style:name="T161" style:parent-style-name="DefaultParagraphFont" style:family="text">
      <style:text-properties style:font-name="Times New Roman" style:font-style-complex="italic" fo:color="#222222" fo:font-size="12pt" style:font-size-asian="12pt" style:font-size-complex="12pt"/>
    </style:style>
    <style:style style:name="T162" style:parent-style-name="DefaultParagraphFont" style:family="text">
      <style:text-properties style:font-name="Times New Roman"/>
    </style:style>
    <style:style style:name="P163" style:parent-style-name="ListParagraph" style:family="paragraph">
      <style:paragraph-properties fo:text-align="justify" fo:margin-bottom="0in" fo:line-height="150%" fo:margin-left="0in">
        <style:tab-stops/>
      </style:paragraph-properties>
      <style:text-properties style:font-name="Times New Roman" fo:font-size="12pt" style:font-size-asian="12pt" style:font-size-complex="12pt" fo:language="en" fo:country="US"/>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text:span text:style-name="T11">GROUPICTUR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Autori: <text:s text:c="23"/></text:p>
      <text:p text:style-name="P26">ARDELEAN Andrei-Timotei</text:p>
      <text:p text:style-name="P27">GORAN Constantin-Cornel <text:s text:c="44"/><text:s text:c="32"/><text:tab/></text:p>
      <text:p text:style-name="P28"/>
      <text:p text:style-name="P29"/>
      <text:p text:style-name="P30"/>
      <text:p text:style-name="P31"/>
      <text:p text:style-name="P32"/>
      <text:p text:style-name="P33">Cuprins</text:p>
      <text:list text:style-name="LFO1" text:continue-numbering="true">
        <text:list-item>
          <text:p text:style-name="P34">Scurtă descriere</text:p>
        </text:list-item>
        <text:list-item>
          <text:p text:style-name="P35">Motivarea alegerii temei</text:p>
        </text:list-item>
        <text:list-item>
          <text:p text:style-name="P36">Public ţintă şi puncte forte</text:p>
        </text:list-item>
        <text:list-item>
          <text:p text:style-name="P37">Descrierea aplicaţiei</text:p>
        </text:list-item>
        <text:list-item>
          <text:p text:style-name="P38">Arhitectura aplicaţiei</text:p>
        </text:list-item>
        <text:list-item>
          <text:p text:style-name="P39">Posibilități de dezvoltare</text:p>
        </text:list-item>
        <text:list-item>
          <text:p text:style-name="P40">Resurse hardware şi software necesare</text:p>
        </text:list-item>
        <text:list-item>
          <text:p text:style-name="P41">Bibliografie</text:p>
        </text:list-item>
      </text:list>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list text:style-name="LFO2" text:continue-numbering="true">
        <text:list-item>
          <text:p text:style-name="P61">Scurtă descriere</text:p>
        </text:list-item>
      </text:list>
      <text:p text:style-name="P62"/>
      <text:p text:style-name="P63"><text:span text:style-name="T64">Groupicture</text:span><text:span text:style-name="T65"><text:s/>este o aplicaţie prin care utilizatorii îşi pot organiza diferite poze în foldere şi grupuri. Fiecare utilizator având propriul cont, poate crea grupuri publice sau grupuri private, setând o parola. În interiorul acestor g</text:span><text:span text:style-name="T66">rupuri, utilizatorii pot încărca imagini, organizându-le în foldere. Pozele pot fi preluate din memoria telefonului şi de pe cardul de memorie, sau pot fi adăugate direct cu ajutorul camerei de fotografiat a telefonului. În cazul în care sunt mai mulţi uti</text:span><text:span text:style-name="T67">lizatori în acelasi grup, aceştia pot vedea toate modificările făcute în grupul respectiv. De asemenea, utilizatorii pot descarcă pozele încărcate în grupurile în care au acces.<text:s/></text:span></text:p>
      <text:p text:style-name="P68"/>
      <text:p text:style-name="P69"/>
      <text:p text:style-name="P70"/>
      <text:p text:style-name="P71"/>
      <text:list text:style-name="LFO2" text:continue-numbering="true">
        <text:list-item>
          <text:p text:style-name="P72"><text:span text:style-name="T73">Motivarea alegerii temei</text:span><text:span text:style-name="T74"><text:s/></text:span></text:p>
        </text:list-item>
      </text:list>
      <text:p text:style-name="P75"/>
      <text:p text:style-name="P76"><text:tab/>Ideea a pornit de la o necesitate practică, pentru a ne uşura munca de a ne lua lecţiile de la şcoală. Negăsind un soft care să fie destul de uşor de folosit, light, şi specializat pentru utilizarea<text:s/>imaginilor şi salvarea lor pe internet pentru a putea fi distribuite altor persoane am decis că am putea face noi unul.</text:p>
      <text:p text:style-name="P77"><text:span text:style-name="T78"><text:tab/>Am întrebat diferite persoane dacă ar considera utilă o astfel de aplicaţie, primind multe răspunsuri pozitive. Pornind de la ideea cu<text:s/></text:span><text:span text:style-name="T79">şcoala, o dată cu trecerea timpului, am început să vedem şi alte utilităţi ale acesteia (de exemplu</text:span><text:span text:style-name="T80">:</text:span><text:span text:style-name="T81"><text:s/>centralizarea pozelor de la o petrece, etc).<text:s/></text:span></text:p>
      <text:p text:style-name="P82"><text:tab/>În opinia noastră, Groupicture este un soft<text:s/>social,<text:s/>uşor de folosit, cu multe utilităţi în viaţa oricui, de<text:s/>la studenţi la companii, având de asemenea multe posibilităţi de dezvoltare ulterioară.</text:p>
      <text:p text:style-name="P83"/>
      <text:p text:style-name="P84"/>
      <text:p text:style-name="P85"/>
      <text:p text:style-name="P86"/>
      <text:p text:style-name="P87"/>
      <text:p text:style-name="P88"/>
      <text:p text:style-name="P89"/>
      <text:p text:style-name="P90"/>
      <text:list text:style-name="LFO2" text:continue-numbering="true">
        <text:list-item>
          <text:p text:style-name="P91">Public ţintă şi puncte forte</text:p>
        </text:list-item>
      </text:list>
      <text:p text:style-name="P92"><text:span text:style-name="T93"><text:tab/></text:span></text:p>
      <text:p text:style-name="P94"><text:span text:style-name="T95"><text:tab/></text:span><text:span text:style-name="T96">Groupicture, fiind o aplicaţie uşor şi intuitiv de folosit, poate fi foarte uşor accesată de către o gamă largă de utilizatori.</text:span><text:span text:style-name="T97"><text:s/>Fie că aceştia sunt experimentaţi sau nu, pot învăţa uşor cum să folosească aplicaţia citind în detaliu informaţiile din secţiunea „Help” a programului.<text:s/></text:span></text:p>
      <text:p text:style-name="P98"><text:tab/>Aplicaţia este ţintită asupra unui număr larg de persoane, acestea putând să o folosească în diferite scopuri. De exemplu, elevii unei clase pot forma un grup în care să-şi salveze poze la caiete, lecţii şi notiţe pentru a putea fi accesate de toata clasa, iar un iubitor de aventură poate fotografia şi salva foarte uşor diversele peisaje pentru a le împărtăşi cu prietenii lui.</text:p>
      <text:p text:style-name="P99"><text:tab/>De asemenea, aplicaţia având cerinţe de un minim de API de nivel 17, poate fi folosită de aproximativ 90% dintre persoanele care au un telefon cu sistemul de operare Android instalat.</text:p>
      <text:p text:style-name="P100"><text:tab/>Înainte de a începe să lucram la Groupicture,<text:s/>ne-am interesat şi documentat de nişte aplicaţii mai de renume, poate un pic asemănătoare cu aplicaţia noastra. Facebook şi Instagram sunt două dintre ele.</text:p>
      <text:p text:style-name="P101"><text:tab/>Ceea ce am îmbunătăţit şi am perfecţionat în Groupicture nu este doar uşurinţa de folosire şi învăţare de folosire a utilizatorului comun, ceea ce Facebook nu are, dar şi puterea de a organiza şi de a împărtăşi mult mai uşor şi eficient pozele făcute, în comparaţie cu Instagram. De asemenea, o altă aplicaţie populară care lucrează cu poze este Snapchat.<text:s/>În comparaţie cu această aplicaţie, Groupicture nu şterge pozele după un anumit număr de secunde, ci le păstrează pentru a putea rămâne alături de fotografi pentru mult timp.<text:s/></text:p>
      <text:p text:style-name="P102"/>
      <text:p text:style-name="P103"/>
      <text:p text:style-name="P104"/>
      <text:list text:style-name="LFO2" text:continue-numbering="true">
        <text:list-item>
          <text:p text:style-name="P105">Descrierea aplicaţiei</text:p>
        </text:list-item>
      </text:list>
      <text:p text:style-name="P106"><text:tab/></text:p>
      <text:p text:style-name="P107"><text:tab/>Dupa cum am mai spus, Groupicture este o aplicaţie<text:s/>pentru organizarea rapidă şi uşoară a pozelor. Utilizatorii pot folosi Groupicture în două moduri diferite, online şi offline. Daca utilizatorul are o conexiune stabilă la internet, acesta îşi poate crea un cont în secţiunea „Register” şi să se conecteze cu contul respectiv la aplicaţie în secţiunea „Login”.</text:p>
      <text:p text:style-name="P108"/>
      <text:soft-page-break/>
      <text:p text:style-name="P109"><text:tab/>O dată conectat la contul personal, poate să creeze sau să caute diferite grupuri. Pentru a crea un grup este nevoie de un nume al grupului care este obligatoriu, de o descriere care poate lipsi şi de<text:s/>o parola, doar în cazul în care utilizatorul doreşte să creeze un grup privat. De asemenea, un utilizator poate căuta grupuri după numele sau descrierea acestora, şi să le adauge la grupurile lui (secţiunea „My groups”), intrând în ele.</text:p>
      <text:p text:style-name="P110"><text:tab/>O dată intrat într-un grup, utilizatorul poate începe să adauge foldere şi să organizeze poze. Design-ul este simplu în interiorul unui grup: lista de foldere este vizibilă în partea din stângă a ecranului, iar colecţia de poze conţinute în folderul selectat se află în partea dreaptă. Pozele pot fi adăugate într-un folder fie selectându-le din galeria de fotografii a telefonului, fie direct, folosind camera foto.</text:p>
      <text:p text:style-name="P111"><text:tab/>Groupicture mai poate fi folosit şi offline, dacă utilizatorul nu este conectat la internet.În acest caz, utilizatorul nu poate crea sau căuta grupuri, dar poate vedea pozele pe care le-a descărcat în timpul folosirii online a aplicaţiei. Pentru a descărca o poză în telefon, utilizatorul trebuie să ţină apăsat pe aceasta. Iniţial, după un timp de 1-2 secunde, utilizatorului îi va fi adresată o întrebare de confirmare. Totuşi, dacă utilizatorul nu vrea să fie intrebat de fiecare dată dacă este sigur că vrea să descarce o anumită poză, acesta poate opta pentru a nu-i mai apărea întrebarea. Pentru a şterge o poză salvată local în telefon se procedeaza la fel.</text:p>
      <text:p text:style-name="P112"><text:tab/>În meniul „Options”, utilizatorul îşi poate schimba preferinţele având în vedere confirmarea descărcării şi a ştergerii pozelor. De asemenea, tot în această secţiune, utilizatorul poate alege dacă vrea să intre în<text:s/>contul lui automat de fiecare dată când deschide aplicaţia.</text:p>
      <text:p text:style-name="P113"><text:tab/>Pentru a ieşi dintr-un grup, adică pentru eliminarea acestuia din secţiunea „My groups” se procedeaza altfel. Întâi se apasă o data pe X-ul din colţul din dreapta sus. Acest lucru semnalează faptul că utilizatorul doreşte ca următoarele grupuri apăsate să fie şterse din grupurile lui. Se apasă din nou pe X pentru a putea folosi din nou aplicaţia normal.</text:p>
      <text:p text:style-name="P114"><text:tab/>Groupicture are şi o secţiune de ajutor (secţiunea „Help”) care oferă câteva informaţii şi pe<text:s/>care utilizatorul o poate folosi la început, în caz în care nu ştie cum se foloseşte aplicaţia.</text:p>
      <text:p text:style-name="P115"/>
      <text:p text:style-name="P116"/>
      <text:p text:style-name="P117"/>
      <text:p text:style-name="P118"/>
      <text:p text:style-name="P119"/>
      <text:p text:style-name="P120"/>
      <text:p text:style-name="P121"/>
      <text:p text:style-name="P122"/>
      <text:list text:style-name="LFO2" text:continue-numbering="true">
        <text:list-item>
          <text:p text:style-name="P123">Arhitectura aplicaţiei</text:p>
        </text:list-item>
      </text:list>
      <text:p text:style-name="P124"/>
      <text:p text:style-name="P125"><text:tab/>Partea de client, aplicaţia pentru android, a fost programată în Java, folosind IntelliJ IDEA ca IDE. Partea de server a fost<text:s/>programată folosind Java în Netbeans. Aceasta este hostată prin Openshift şi foloseşte Tomcat 7 şi o bază de date MySQL 5.5. Pentru request-urile către server ne-am folosit de biblioteca Volley. De asemenea am folosit android-support-v4 şi v7 pentru ca aplicaţia să poata fi folosită pe cât mai multe device-uri. Pentru a putea lucra în echipa mai convenabil am folosit ca sistem de versionare git, cu repository-ul sincronizat prin GitHub.</text:p>
      <text:p text:style-name="P126"><text:tab/>Am ales să creăm o aplicaţie pentru Android în special pentru portabilitatea şi uşurinţa în folosire a acestui sistem de operare. De asemenea, am ales Android având în vedere faptul că cealalta opţiune majoră pentru a crea aplicaţii pentru telefon ar fi fost IOS, o alegere mult mai costisitoare din punct de vedere financiar<text:s/>deoarece preţurile pentru dezvolatatori sunt mai mari, şi mult mai puţin benefică din punctul de vedereii al pieţei, existând mai mulţi utilizatori care folosesc sistemul de operare Android decât cei ce folosesc IOS.</text:p>
      <text:p text:style-name="P127"><text:tab/>Ca limbaj de programare am ales Java deoarece este nativ pentru Andoid și din cauză că preferăm acest limbaj.</text:p>
      <text:p text:style-name="P128"><text:tab/>Pentru request-uri către server am ales să folosim Volley din cauza posibilităților de a face atât request-uri JSON cât și request-uri pentru imagini.</text:p>
      <text:p text:style-name="P129"><text:tab/>Am ales MySQL pentru baza de date a aplicației, deoarece este cea mai comună bază de date și există multe informații și resurse pentru a o folosi. Având o structura relațională oferă o performanță foarte bună, simțitoare pentru cazul în care sunt numeroase intrări în tabel.</text:p>
      <text:p text:style-name="P130"/>
      <text:p text:style-name="P131"/>
      <text:p text:style-name="P132"/>
      <text:list text:style-name="LFO2" text:continue-numbering="true">
        <text:list-item>
          <text:p text:style-name="P133">Posibilități de dezvoltare</text:p>
        </text:list-item>
      </text:list>
      <text:p text:style-name="P134"/>
      <text:p text:style-name="P135"><text:tab/>Aplicația este aproape gata de lansare pe Android Market, dar pentru versiuni ulterioare putem adăuga și alte funcționalități atât pe partea de UI cât și pe partea de organizare a grupurilor, cum ar fi:</text:p>
      <text:list text:style-name="LFO3" text:continue-numbering="true">
        <text:list-item>
          <text:p text:style-name="P136">existența a mai multor admini (în afară de creatorul grupului);</text:p>
        </text:list-item>
      </text:list>
      <text:list text:style-name="LFO4" text:continue-numbering="true">
        <text:list-item>
          <text:p text:style-name="P137">posibilitatea de a șterge poze dintr-un grup în care ești admin;</text:p>
        </text:list-item>
        <text:list-item>
          <text:p text:style-name="P138">posibilitatea de a vedea ce utilizator a încărcat o anumită imagine.</text:p>
        </text:list-item>
      </text:list>
      <text:p text:style-name="P139"/>
      <text:list text:style-name="LFO2" text:continue-numbering="true">
        <text:list-item>
          <text:p text:style-name="P140">Resurse hardware şi software necesare</text:p>
        </text:list-item>
      </text:list>
      <text:p text:style-name="P141"/>
      <text:p text:style-name="P142"><text:tab/>Pentru a rula aplicaţia, este nevoie de un telefon cu sistem de operare android cu un nivel API de 17 sau mai mare (versiunea Android 4.2). De asemenea, pentru o funcţionalitate completă, este nevoie şi de o conexiune la internet.</text:p>
      <text:p text:style-name="P143"/>
      <text:p text:style-name="P144"/>
      <text:p text:style-name="P145"/>
      <text:list text:style-name="LFO2" text:continue-numbering="true">
        <text:list-item>
          <text:p text:style-name="P146">Bibliografie</text:p>
        </text:list-item>
      </text:list>
      <text:p text:style-name="P147"/>
      <text:p text:style-name="P148"><text:span text:style-name="T149">[1]<text:s/></text:span><text:span text:style-name="T150">http://www.macrumors.com/2016/02/18/ios-android-market-share-q4-15-gartner/</text:span></text:p>
      <text:p text:style-name="P151"><text:span text:style-name="T152">[2] https://developer.android.com/about/dashboards/index.html</text:span></text:p>
      <text:p text:style-name="P153"><text:span text:style-name="T154">[3]<text:s/></text:span><text:span text:style-name="T155">https://ro.wikipedia.org/wiki/</text:span></text:p>
      <text:p text:style-name="P156"><text:span text:style-name="T157">[4]<text:s/></text:span><text:span text:style-name="T158">http://stackoverflow.com/</text:span></text:p>
      <text:p text:style-name="P159"><text:span text:style-name="T160">O prezentare mai detaliată a resurselor externe folos</text:span><text:span text:style-name="T161">ite se află în fișierul README</text:span><text:span text:style-name="T162">.</text:span></text:p>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înBalonCaracter" style:display-name="Text în Balon Caracter" style:family="text" style:parent-style-name="DefaultParagraphFont">
      <style:text-properties style:font-name="Tahoma" style:font-name-asian="Calibri"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Calibri" style:font-name-asian="Calibri" style:font-name-complex="Times New Roman"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style>
    <style:style style:name="WW_CharLFO1LVL1" style:family="text">
      <style:text-properties fo:font-weight="normal" style:font-weight-asian="normal"/>
    </style:style>
    <style:style style:name="WW_CharLFO2LVL1" style:family="text">
      <style:text-properties fo:font-weight="bold" style:font-weight-asian="bold" fo:font-size="16pt" style:font-size-asian="16pt"/>
    </style:style>
    <style:style style:name="WW_CharLFO3LVL1" style:family="text">
      <style:text-properties style:font-name="Segoe UI" style:font-name-asian="Calibri" style:font-name-complex="Segoe U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egoe UI" style:font-name-asian="Calibri" style:font-name-complex="Segoe U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
      <text:list-level-style-bullet text:level="1" text:style-name="WW_CharLFO3LVL1" text:bullet-char="-">
        <style:list-level-properties text:space-before="0.25in" text:min-label-width="0.25in"/>
        <style:text-properties style:font-name="Segoe U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egoe U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9847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i</meta:initial-creator>
    <dc:creator>Cornel</dc:creator>
    <meta:creation-date>2016-07-31T09:16:00Z</meta:creation-date>
    <dc:date>2016-09-04T20:01:00Z</dc:date>
    <meta:template xlink:href="Normal.dotm" xlink:type="simple"/>
    <meta:editing-cycles>5</meta:editing-cycles>
    <meta:editing-duration>PT360S</meta:editing-duration>
    <meta:document-statistic meta:page-count="7" meta:paragraph-count="17" meta:word-count="1342" meta:character-count="8976" meta:row-count="63" meta:non-whitespace-character-count="7651"/>
  </office:meta>
</office:document-meta>
</file>